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58d2" officeooo:paragraph-rsid="000658d2"/>
    </style:style>
    <style:style style:name="P2" style:family="paragraph" style:parent-style-name="Standard" style:list-style-name="L1">
      <style:text-properties officeooo:rsid="0006c860" officeooo:paragraph-rsid="0006c860"/>
    </style:style>
    <style:style style:name="P3" style:family="paragraph" style:parent-style-name="Standard" style:list-style-name="L1">
      <style:text-properties officeooo:paragraph-rsid="0006c860"/>
    </style:style>
    <style:style style:name="P4" style:family="paragraph" style:parent-style-name="Standard" style:list-style-name="L1">
      <style:text-properties officeooo:rsid="0006c860" officeooo:paragraph-rsid="00079eae"/>
    </style:style>
    <style:style style:name="P5" style:family="paragraph" style:parent-style-name="Standard" style:list-style-name="L1">
      <style:text-properties officeooo:rsid="00079eae" officeooo:paragraph-rsid="00079eae"/>
    </style:style>
    <style:style style:name="P6" style:family="paragraph" style:parent-style-name="Standard">
      <style:text-properties officeooo:rsid="00079eae" officeooo:paragraph-rsid="00079eae"/>
    </style:style>
    <style:style style:name="P7" style:family="paragraph" style:parent-style-name="Standard">
      <style:text-properties officeooo:rsid="000c9579" officeooo:paragraph-rsid="000c9579"/>
    </style:style>
    <style:style style:name="P8" style:family="paragraph" style:parent-style-name="Standard">
      <style:text-properties officeooo:rsid="000e504d" officeooo:paragraph-rsid="000f5b44"/>
    </style:style>
    <style:style style:name="P9" style:family="paragraph" style:parent-style-name="Standard">
      <style:text-properties officeooo:rsid="00100c23" officeooo:paragraph-rsid="00100c23"/>
    </style:style>
    <style:style style:name="P10" style:family="paragraph" style:parent-style-name="Standard">
      <style:paragraph-properties fo:break-before="page"/>
      <style:text-properties officeooo:rsid="000e504d" officeooo:paragraph-rsid="000f5b44"/>
    </style:style>
    <style:style style:name="T1" style:family="text">
      <style:text-properties fo:font-weight="bold" officeooo:rsid="0006c860" style:font-weight-asian="bold" style:font-weight-complex="bold"/>
    </style:style>
    <style:style style:name="T2" style:family="text">
      <style:text-properties officeooo:rsid="0006c8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9eae"/>
    </style:style>
    <style:style style:name="T5" style:family="text">
      <style:text-properties fo:font-weight="bold" officeooo:rsid="000aaa04" style:font-weight-asian="bold" style:font-weight-complex="bold"/>
    </style:style>
    <style:style style:name="T6" style:family="text">
      <style:text-properties officeooo:rsid="000aaa0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e504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eva estructura de carpetas para manual de usuario Hybrid</text:p>
      <text:p text:style-name="P1">Ruta del desarrollo s:\Desarrollos\HybridManPage\docs\</text:p>
      <text:p text:style-name="P1"/>
      <text:list text:style-name="L1">
        <text:list-item>
          <text:p text:style-name="P2">\docs\</text:p>
          <text:list>
            <text:list-item>
              <text:p text:style-name="P3"><text:span text:style-name="T1">activas</text:span><text:span text:style-name="T2">: Para los archivos correspondientes a los archivos de las transacciones de ingresos proveniente de las ventas y documentos inherentes, así como también todo lo relacionado a ctasxcobrar, ejemplo: facturavta.md, notadebitovta.md, notacreditovta.md, notaentregavta.md, etc</text:span></text:p>
            </text:list-item>
            <text:list-item>
              <text:p text:style-name="P4"><text:span text:style-name="T3">pasivas</text:span> :Para los archivos correspondientes a los archivos de las transacciones de egresos o gastos proveniente de las compras <text:s/>y documentos inherentes, sí como también todo lo relacionado a ctasx<text:span text:style-name="T4">pagar</text:span><text:line-break/>factura<text:span text:style-name="T4">com</text:span>.md, notadebito<text:span text:style-name="T4">com</text:span>.md, notacredito<text:span text:style-name="T4">com</text:span>.md, notaentrega<text:span text:style-name="T4">com</text:span>.md, etc</text:p>
            </text:list-item>
            <text:list-item>
              <text:p text:style-name="P5"><text:span text:style-name="T3">inventario</text:span>: Para los archivos pertenecientes a todas las transacciones de inventario, ejemplo: iteminv.md, familiainv.md, cargosinv.md, descargoinv..md, transferenciainv.md, etc</text:p>
            </text:list-item>
            <text:list-item>
              <text:p text:style-name="P5"><text:span text:style-name="T3">glosario</text:span>: Para los documentos donde se definen los términos y definiciones utilizados en el manual.</text:p>
            </text:list-item>
            <text:list-item>
              <text:p text:style-name="P5"><text:span text:style-name="T5">p</text:span><text:span text:style-name="T3">reliminares</text:span>: Para los documentos correspondientes a los documentos <text:span text:style-name="T6">de</text:span> las acciones preliminares que se deben <text:span text:style-name="T7">cumplir</text:span> en la <text:span text:style-name="T6">puesta en marcha del sistemas.</text:span></text:p>
            </text:list-item>
            <text:list-item>
              <text:p text:style-name="P5"><text:span text:style-name="T3">Configuracion</text:span>: <text:span text:style-name="T6">Para los documentos relativos al proceso de configuración general del sistema por ejemplo: requisidos.md, parametros.md, interfaz.md instalación.md, configuración.md, empresa.md, roles.md, usuarios.md, etc</text:span></text:p>
            </text:list-item>
          </text:list>
        </text:list-item>
      </text:list>
      <text:p text:style-name="P6"/>
      <text:p text:style-name="P7">Introducción en preliminares:</text:p>
      <text:p text:style-name="P7"/>
      <text:p text:style-name="P7">El sistema Hybrid esta compuesto por dos módulos principales;<text:line-break/>HybridLite: Módulo mediante el cual se gestionan todo lo relacionado con los registros maestros de la base de datos tales como; Familia de Inventarios, Ítem de Inventario, depósitos, clientes, proveedores, etc, además de todas las transacciones administrativas correspondientes a; manejo de inventario, cargos, descargos, operaciones de compras, transacciones de cuentas por cobrar y pagar, bancos, <text:span text:style-name="T8">etc, por otra partes desde dicho módulo se realizan las configuración general del sistema, de acuerdo a los requerimientos de la implementación requerida por el cliente o usuario.</text:span></text:p>
      <text:p text:style-name="P8">En este módulo HybridLite también se encuentran los diferentes informes o reportes que cada área de gestión necesitan para evaluar sus desempeño<text:line-break/>HybridPOS: A través de éste <text:s/>módulo se realizan todas loas operaciones relacionadas con las ventas, desde la emisión de presupuestos, pedidos etc, hasta la emisión de la factura correspondiente y la recepción del pago por parte de los clientes.</text:p>
      <text:p text:style-name="P8"/>
      <text:p text:style-name="P9">Instalación:</text:p>
      <text:p text:style-name="P9">La instalación de los sistemas HybridLite e HybridPOS, por lo general se realiza por medio de un Distribuidor autorizado por la casa de software Insite Venezuela, C.A., dicho distribuidor deberá cumplir con ciertos requerimientos y observar algunas consideraciones de buenas practicas sugeridas por la casa de software, entre las cuales cave destacar:<text:line-break/></text:p>
      <text:p text:style-name="P9"><text:line-break/></text:p>
      <text:p text:style-name="P8"/>
      <text:p text:style-name="P8"/>
      <text:p text:style-name="P10"/>
      <text:p text:style-name="P8"/>
      <text:p text:style-name="P8"><text:line-break/></text:p>
      <text:p text:style-name="P8"><text:s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uan Ernesto Páez Mujica</meta:initial-creator>
    <meta:creation-date>2025-07-07T13:03:40.871315900</meta:creation-date>
    <dc:date>2025-07-07T22:29:27.584928900</dc:date>
    <dc:creator>Juan Ernesto Páez Mujica</dc:creator>
    <meta:editing-duration>PT1H42M4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7" meta:word-count="378" meta:character-count="2754" meta:non-whitespace-character-count="2391"/>
  </office:meta>
</office:document-meta>
</file>